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fore all:</text:p>
      <text:p text:style-name="Standard"><text:tab/>sudo yum update -y</text:p>
      <text:p text:style-name="Standard">***************************</text:p>
      <text:p text:style-name="Standard">if planning to set external network&gt;&gt;&gt;&gt;change the system Ip to static as following:</text:p>
      <text:p text:style-name="Standard"><text:tab/>recognise the ethernet interface with: ip a</text:p>
      <text:p text:style-name="Standard"><text:tab/>edit the config file: vim /etc/sysconfig/network-scripts/ifcfg-eth0 </text:p>
      <text:p text:style-name="Standard"><text:tab/>https://www.cyberciti.biz/faq/howto-setting-rhel7-centos-7-static-ip-configuration/</text:p>
      <text:p text:style-name="Standard"><text:tab/>$ sudo systemctl disable firewalld</text:p>
      <text:p text:style-name="Standard"><text:tab/>$ sudo systemctl stop firewalld</text:p>
      <text:p text:style-name="Standard"><text:tab/>$ sudo systemctl disable NetworkManager</text:p>
      <text:p text:style-name="Standard"><text:tab/>$ sudo systemctl stop NetworkManager</text:p>
      <text:p text:style-name="Standard"><text:tab/>$ sudo systemctl enable network</text:p>
      <text:p text:style-name="Standard"><text:tab/>$ sudo systemctl start network</text:p>
      <text:p text:style-name="Standard"><text:tab/></text:p>
      <text:p text:style-name="Standard"><text:tab/>install openstack train release or other considered release:</text:p>
      <text:p text:style-name="Standard"><text:tab/>sudo yum install -y centos-release-openstack-train</text:p>
      <text:p text:style-name="Standard"/>
      <text:p text:style-name="Standard"><text:tab/>install packstack installer:</text:p>
      <text:p text:style-name="Standard"><text:tab/>sudo yum install -y openstack-packstack</text:p>
      <text:p text:style-name="Standard"><text:tab/></text:p>
      <text:p text:style-name="Standard"><text:tab/>before running packstack --allinone do the following to prevent neutron problems with ovn:</text:p>
      <text:p text:style-name="Standard"><text:tab/>Since stein release packstack runs neutron with ovn backend by default, if you want to deploy with ovs as neutron backend, instead do:</text:p>
      <text:p text:style-name="Standard"/>
      <text:p text:style-name="Standard"><text:tab/>packstack --allinone --os-neutron-l2-agent=openvswitch --os-neutron-ml2-mechanism-drivers=openvswitch --os-neutron-ml2-tenant-network-types=vxlan --os-neutron-ml2-type-drivers=vxlan,flat --provision-demo=n --os-neutron-ovs-bridge-mappings=extnet:br-ex --os-neutron-ovs-bridge-interfaces=br-ex:eth0</text:p>
      <text:p text:style-name="Standard"/>
      <text:p text:style-name="Standard"><text:tab/>**follow description in link below:</text:p>
      <text:p text:style-name="Standard"><text:tab/>https://www.rdoproject.org/networking/neutron-with-existing-external-network/</text:p>
      <text:p text:style-name="Standard"><text:tab/></text:p>
      <text:p text:style-name="Standard"><text:tab/>Once the process is complete, you can log in to the OpenStack web interface Horizon by going to http://$YOURIP/dashboard. The user name is admin.</text:p>
      <text:p text:style-name="Standard"><text:tab/>The password can be found in the file keystonerc_admin in the /root directory of the control nod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21:51:18.969398547</meta:creation-date>
    <dc:date>2021-05-13T21:51:50.164147129</dc:date>
    <meta:editing-duration>PT31S</meta:editing-duration>
    <meta:editing-cycles>1</meta:editing-cycles>
    <meta:document-statistic meta:table-count="0" meta:image-count="0" meta:object-count="0" meta:page-count="1" meta:paragraph-count="27" meta:word-count="186" meta:character-count="1611" meta:non-whitespace-character-count="1433"/>
    <meta:generator>LibreOffice/6.4.6.2$Linux_X86_64 LibreOffice_project/40$Build-2</meta:generator>
  </office:meta>
</office:document-meta>
</file>